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settings.xml" manifest:media-type="text/xml"/>
  <manifest:file-entry manifest:full-path="ObjectReplacements/Object 53" manifest:media-type=""/>
  <manifest:file-entry manifest:full-path="ObjectReplacements/Object 54"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margin-left="0.5in" fo:margin-right="0in" fo:text-align="justify" style:justify-single-word="false" fo:text-indent="0in" style:auto-text-indent="false"/>
    </style:style>
    <style:style style:name="P5" style:family="paragraph" style:parent-style-name="Standard">
      <style:paragraph-properties fo:margin-left="0.5in" fo:margin-right="0in" fo:text-align="justify" style:justify-single-word="false" fo:text-indent="0in" style:auto-text-indent="false">
        <style:tab-stops>
          <style:tab-stop style:position="0.5in"/>
        </style:tab-stops>
      </style:paragraph-properties>
    </style:style>
    <style:style style:name="P6" style:family="paragraph" style:parent-style-name="Standard">
      <style:paragraph-properties fo:margin-left="0.5in" fo:margin-right="0in" fo:text-align="justify" style:justify-single-word="false" fo:text-indent="-0.25in" style:auto-text-indent="false"/>
    </style:style>
    <style:style style:name="P7" style:family="paragraph" style:parent-style-name="Heading_20_1">
      <style:paragraph-properties fo:text-align="justify" style:justify-single-word="false"/>
    </style:style>
    <style:style style:name="P8" style:family="paragraph" style:parent-style-name="Heading_20_3">
      <style:paragraph-properties fo:text-align="justify" style:justify-single-word="false"/>
    </style:style>
    <style:style style:name="P9" style:family="paragraph" style:parent-style-name="List_20_Paragraph">
      <style:paragraph-properties fo:text-align="justify" style:justify-single-word="false"/>
    </style:style>
    <style:style style:name="P10" style:family="paragraph" style:parent-style-name="List_20_Paragraph" style:list-style-name="WWNum1">
      <style:paragraph-properties fo:text-align="justify" style:justify-single-word="false"/>
    </style:style>
    <style:style style:name="P11" style:family="paragraph" style:parent-style-name="List_20_Paragraph" style:list-style-name="WWNum2">
      <style:paragraph-properties fo:text-align="justify" style:justify-single-word="false"/>
    </style:style>
    <style:style style:name="P12" style:family="paragraph" style:parent-style-name="List_20_Paragraph">
      <style:paragraph-properties fo:line-height="100%" fo:text-align="justify" style:justify-single-word="false"/>
    </style:style>
    <style:style style:name="P13" style:family="paragraph" style:parent-style-name="List_20_Paragraph" style:list-style-name="WWNum1">
      <style:paragraph-properties fo:line-height="100%" fo:text-align="justify" style:justify-single-word="false"/>
    </style:style>
    <style:style style:name="P14" style:family="paragraph" style:parent-style-name="List_20_Paragraph" style:list-style-name="WWNum3"/>
    <style:style style:name="P15" style:family="paragraph" style:parent-style-name="Title" style:master-page-name="Standard">
      <style:paragraph-properties fo:text-align="center" style:justify-single-word="false" style:page-number="auto"/>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bold" style:font-weight-asian="bold" style:font-name-complex="F"/>
    </style:style>
    <style:style style:name="T4" style:family="text">
      <style:text-properties style:font-name-complex="F"/>
    </style:style>
    <style:style style:name="T5" style:family="text">
      <style:text-properties style:text-position="sub 58%"/>
    </style:style>
    <style:style style:name="fr1"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ject 1</text:p>
      <text:p text:style-name="P1">Submitted By: Ben Miller-Jacobson, Shusil Dangi</text:p>
      <text:h text:style-name="Heading_20_1" text:outline-level="1"><text:s/>Design:</text:h>
      <text:p text:style-name="P2">The provided data has<text:bookmark text:name="_GoBack"/> expressions, symbols, and their relationships along with individual stroke information in the <text:span text:style-name="T1">.inkml</text:span> and <text:span text:style-name="T1">.lg</text:span> files. The stroke information is given in x, y coordinates ranging from large negative to positive values, and hence the first natural step is to normalize the data. We acquire the global statistics of the point distribution (13-dimensional feature) in symbol as our fundamental features. Next, we decided to work on an image instead of stroke points, inspired by the approach taken by <text:span text:style-name="T1">Alvaro et al</text:span>, such that we could fill in the missing information by linearly interpolating between the points and work holistically as well as locally if needed. The stroke information was converted into an image with one of the dimensions scaled to 100, while preserving the aspect ratio. We then extracted 9 basic features such as: number of pixels, centroid, black-white transition, etc. from individual image column (FKI features) and constructed an 18-dimensional feature per image by taking the mean and standard deviation across all the columns. In addition, we projected an image window spanning the entire column (H – image height) and some extent of rows (w - window width) onto a 30-dimensional vector using principal component analysis (PCA) to capture the local variation. This window was slide over entire row to obtain the local variations over the entire image. Finally, the mean and standard deviation from the individual windows resulted in a 60-dimensional feature per image. Hence, we extracted 91-dimensional feature per symbol for the classification purpose.</text:p>
      <text:p text:style-name="P2">The accuracy of ensemble methods by allowing multiple weak classifiers to vote to obtain the final classification has gained popularity over recent years. Random forest is one of the popular methods using ensemble of trees for classification. By training the individual trees, such that each node is trained over small set of randomly selected features, and combining multiple such trees, we can obtain better generalization and robustness to noise. These and many other favorable traits of the random forest, including speed, led us to make it as our preferred classifier for this project.</text:p>
      <text:h text:style-name="P7" text:outline-level="1">Preprocessing:</text:h>
      <text:h text:style-name="P8" text:outline-level="3">Normalization:</text:h>
      <text:p text:style-name="P2">Since the given data coordinates were spread over a wide range of positive and negative values, we normalized the points such that the variable with maximum range is cast to -1 to +1, and the aspect ratio is preserved.</text:p>
      <text:h text:style-name="P8" text:outline-level="3"><text:soft-page-break/>Scaling:</text:h>
      <text:p text:style-name="P2">The normalized points are introduced some bias such that the minimum value is pushed to 0, and a uniform scaling is performed by the scaling factor 49/2, such that the variable that extended from -1 to +1 is transformed as 0 to 49 while preserving the aspect ratio.</text:p>
      <text:h text:style-name="P8" text:outline-level="3">Image Formation:</text:h>
      <text:p text:style-name="P2">An image, with all zeros, extending the range of x and y variables is generated such that the height (H) or width (W) ranges from 0 to 49, maintaining the aspect ratio. Python image library (PIL) is used to draw line (white) between points in the strokes of a symbol. A mean filter with disk element of radius 1 is applied to smooth the lines. Morphological closing operation is performed using a disk element of radius 1 to fill in any unwanted gaps. Finally, a threshold of 0.5 is applied to obtain a binary image for the symbol.</text:p>
      <text:h text:style-name="P7" text:outline-level="1">Features:</text:h>
      <text:h text:style-name="P8" text:outline-level="3">Statistical Features:</text:h>
      <text:p text:style-name="P2">The statistical features are extracted from the preprocessed raw points in each symbol.</text:p>
      <text:list xml:id="list811795276" text:style-name="WWNum1">
        <text:list-item>
          <text:p text:style-name="P10"><text:span text:style-name="T2">Mean X (1-D)</text:span>: Mean for all the x-coordinates</text:p>
        </text:list-item>
      </text:list>
      <text:p text:style-name="P4"><draw:frame draw:style-name="fr1" text:anchor-type="as-char" svg:width="1.2902in" svg:height="0.4484in" draw:z-index="0"><draw:object xlink:href="./Object 2" xlink:type="simple" xlink:show="embed" xlink:actuate="onLoad"/><draw:image xlink:href="./ObjectReplacements/Object 2" xlink:type="simple" xlink:show="embed" xlink:actuate="onLoad"/></draw:frame></text:p>
      <text:list xml:id="list459222509" text:continue-numbering="true" text:style-name="WWNum1">
        <text:list-item>
          <text:p text:style-name="P10"><text:span text:style-name="T2">Mean Y (1-D)</text:span>: Mean for all the y-coordinates</text:p>
        </text:list-item>
      </text:list>
      <text:p text:style-name="P9"><draw:frame draw:style-name="fr1" text:anchor-type="as-char" svg:width="1.3047in" svg:height="0.4484in" draw:z-index="1"><draw:object xlink:href="./Object 4" xlink:type="simple" xlink:show="embed" xlink:actuate="onLoad"/><draw:image xlink:href="./ObjectReplacements/Object 4" xlink:type="simple" xlink:show="embed" xlink:actuate="onLoad"/></draw:frame></text:p>
      <text:list xml:id="list62547452" text:continue-numbering="true" text:style-name="WWNum1">
        <text:list-item>
          <text:p text:style-name="P10"><text:span text:style-name="T2">Number of strokes (1-D)</text:span>: Distinguish symbols with different number of strokes. (a and \sin)</text:p>
        </text:list-item>
        <text:list-item>
          <text:p text:style-name="P10"><text:span text:style-name="T2">Aspect ratio (1-D)</text:span>: Distinguishing tall and thin symbols (e.g. i) from short and skinny symbols (e.g. <draw:frame draw:style-name="fr1" text:anchor-type="as-char" svg:width="0.3228in" svg:height="0.1484in" draw:z-index="2"><draw:object xlink:href="./Object 6" xlink:type="simple" xlink:show="embed" xlink:actuate="onLoad"/><draw:image xlink:href="./ObjectReplacements/Object 6" xlink:type="simple" xlink:show="embed" xlink:actuate="onLoad"/></draw:frame><text:span text:style-name="T4">)</text:span></text:p>
        </text:list-item>
      </text:list>
      <text:p text:style-name="P6"><draw:frame draw:style-name="fr1" text:anchor-type="as-char" svg:width="1.2846in" svg:height="0.4425in" draw:z-index="3"><draw:object xlink:href="./Object 8" xlink:type="simple" xlink:show="embed" xlink:actuate="onLoad"/><draw:image xlink:href="./ObjectReplacements/Object 8" xlink:type="simple" xlink:show="embed" xlink:actuate="onLoad"/></draw:frame></text:p>
      <text:list xml:id="list1713114702" text:continue-numbering="true" text:style-name="WWNum1">
        <text:list-item>
          <text:p text:style-name="P10"><text:span text:style-name="T2">Covariance Matrix (3-D)</text:span>: Three unique elements of 2x2 covariance matrix are selected as features</text:p>
        </text:list-item>
      </text:list>
      <text:p text:style-name="P9"><text:soft-page-break/>Element in position (1,1) represents variance for variable x</text:p>
      <text:p text:style-name="P9">Element in position (1,2) [or (2,1)] represents the covariance of variables x and y</text:p>
      <text:p text:style-name="P9">Element in position (2,2) represents variance for variable y</text:p>
      <text:p text:style-name="P9"><draw:frame draw:style-name="fr1" text:anchor-type="as-char" svg:width="0.6307in" svg:height="0.9717in" draw:z-index="4"><draw:object xlink:href="./Object 10" xlink:type="simple" xlink:show="embed" xlink:actuate="onLoad"/><draw:image xlink:href="./ObjectReplacements/Object 10" xlink:type="simple" xlink:show="embed" xlink:actuate="onLoad"/></draw:frame><text:span text:style-name="T4">, </text:span><draw:frame draw:style-name="fr1" text:anchor-type="as-char" svg:width="0.6071in" svg:height="0.9717in" draw:z-index="5"><draw:object xlink:href="./Object 12" xlink:type="simple" xlink:show="embed" xlink:actuate="onLoad"/><draw:image xlink:href="./ObjectReplacements/Object 12" xlink:type="simple" xlink:show="embed" xlink:actuate="onLoad"/></draw:frame><text:span text:style-name="T4">, </text:span><draw:frame draw:style-name="fr1" text:anchor-type="as-char" svg:width="2.1075in" svg:height="0.2701in" draw:z-index="6"><draw:object xlink:href="./Object 14" xlink:type="simple" xlink:show="embed" xlink:actuate="onLoad"/><draw:image xlink:href="./ObjectReplacements/Object 14" xlink:type="simple" xlink:show="embed" xlink:actuate="onLoad"/></draw:frame></text:p>
      <text:list xml:id="list2153387669" text:continue-numbering="true" text:style-name="WWNum1">
        <text:list-item>
          <text:p text:style-name="P13"><text:span text:style-name="T3">Eigen Vectors (4-D)</text:span><text:span text:style-name="T4">: Represents the direction along which the variables vary most and least, hence characterizes the orientation of the points.</text:span></text:p>
        </text:list-item>
      </text:list>
      <text:p text:style-name="P12"><draw:frame draw:style-name="fr1" text:anchor-type="as-char" svg:width="0.5693in" svg:height="0.1839in" draw:z-index="7"><draw:object xlink:href="./Object 16" xlink:type="simple" xlink:show="embed" xlink:actuate="onLoad"/><draw:image xlink:href="./ObjectReplacements/Object 16" xlink:type="simple" xlink:show="embed" xlink:actuate="onLoad"/></draw:frame><text:span text:style-name="T4">,<text:tab/> </text:span><draw:frame draw:style-name="fr1" text:anchor-type="as-char" svg:width="0.1626in" svg:height="0.1839in" draw:z-index="8"><draw:object xlink:href="./Object 18" xlink:type="simple" xlink:show="embed" xlink:actuate="onLoad"/><draw:image xlink:href="./ObjectReplacements/Object 18" xlink:type="simple" xlink:show="embed" xlink:actuate="onLoad"/></draw:frame><text:span text:style-name="T4"> – Eigen Vector, <text:s/></text:span><draw:frame draw:style-name="fr1" text:anchor-type="as-char" svg:width="0.1689in" svg:height="0.1839in" draw:z-index="9"><draw:object xlink:href="./Object 20" xlink:type="simple" xlink:show="embed" xlink:actuate="onLoad"/><draw:image xlink:href="./ObjectReplacements/Object 20" xlink:type="simple" xlink:show="embed" xlink:actuate="onLoad"/></draw:frame><text:span text:style-name="T4"> – Eigen Value</text:span></text:p>
      <text:list xml:id="list1727749912" text:continue-numbering="true" text:style-name="WWNum1">
        <text:list-item>
          <text:p text:style-name="P13"><text:span text:style-name="T3">Eigen Values (2-D)</text:span><text:span text:style-name="T4">: Gives the extent of variance along the direction given by eigen vectors</text:span></text:p>
        </text:list-item>
      </text:list>
      <text:p text:style-name="P3"><text:span text:style-name="T4">Combining all these features, we get a 13-Dimensional global statistical feature vector for each symbol.</text:span></text:p>
      <text:h text:style-name="P8" text:outline-level="3"><text:span text:style-name="T4">FKI Features:</text:span></text:h>
      <text:p text:style-name="P2">FKI features are popular geometric features used in handwriting recognition. For a binary image of each symbol with height H, nine geometrical values c<text:span text:style-name="T5">i</text:span> for each column x is computed.</text:p>
      <text:list xml:id="list753977448" text:style-name="WWNum2">
        <text:list-item>
          <text:p text:style-name="P11">Number of white pixels in the column: </text:p>
        </text:list-item>
      </text:list>
      <text:p text:style-name="P9"><draw:frame draw:style-name="fr1" text:anchor-type="as-char" svg:width="1.2484in" svg:height="0.4484in" draw:z-index="10"><draw:object xlink:href="./Object 22" xlink:type="simple" xlink:show="embed" xlink:actuate="onLoad"/><draw:image xlink:href="./ObjectReplacements/Object 22" xlink:type="simple" xlink:show="embed" xlink:actuate="onLoad"/></draw:frame></text:p>
      <text:list xml:id="list1696519043" text:continue-numbering="true" text:style-name="WWNum2">
        <text:list-item>
          <text:p text:style-name="P11"><text:span text:style-name="T4">Centroid of the column:</text:span></text:p>
        </text:list-item>
      </text:list>
      <text:p text:style-name="P9"><draw:frame draw:style-name="fr1" text:anchor-type="as-char" svg:width="1.5811in" svg:height="0.4484in" draw:z-index="11"><draw:object xlink:href="./Object 24" xlink:type="simple" xlink:show="embed" xlink:actuate="onLoad"/><draw:image xlink:href="./ObjectReplacements/Object 24" xlink:type="simple" xlink:show="embed" xlink:actuate="onLoad"/></draw:frame></text:p>
      <text:list xml:id="list1891530672" text:continue-numbering="true" text:style-name="WWNum2">
        <text:list-item>
          <text:p text:style-name="P11"><text:span text:style-name="T4">Second order moment of the column:</text:span></text:p>
        </text:list-item>
      </text:list>
      <text:p text:style-name="P5"><draw:frame draw:style-name="fr1" text:anchor-type="as-char" svg:width="1.7429in" svg:height="0.4535in" draw:z-index="12"><draw:object xlink:href="./Object 26" xlink:type="simple" xlink:show="embed" xlink:actuate="onLoad"/><draw:image xlink:href="./ObjectReplacements/Object 26" xlink:type="simple" xlink:show="embed" xlink:actuate="onLoad"/></draw:frame></text:p>
      <text:list xml:id="list1849227243" text:continue-numbering="true" text:style-name="WWNum2">
        <text:list-item>
          <text:p text:style-name="P11"><text:span text:style-name="T4">Position of the upper contour in the column:</text:span></text:p>
        </text:list-item>
      </text:list>
      <text:p text:style-name="P9"><text:soft-page-break/><draw:frame draw:style-name="fr1" text:anchor-type="as-char" svg:width="1.8035in" svg:height="0.2193in" draw:z-index="13"><draw:object xlink:href="./Object 28" xlink:type="simple" xlink:show="embed" xlink:actuate="onLoad"/><draw:image xlink:href="./ObjectReplacements/Object 28" xlink:type="simple" xlink:show="embed" xlink:actuate="onLoad"/></draw:frame></text:p>
      <text:list xml:id="list779435232" text:continue-numbering="true" text:style-name="WWNum2">
        <text:list-item>
          <text:p text:style-name="P11"><text:span text:style-name="T4">Position of the lower contour in the column:</text:span></text:p>
        </text:list-item>
      </text:list>
      <text:p text:style-name="P9"><draw:frame draw:style-name="fr1" text:anchor-type="as-char" svg:width="1.8311in" svg:height="0.2193in" draw:z-index="14"><draw:object xlink:href="./Object 30" xlink:type="simple" xlink:show="embed" xlink:actuate="onLoad"/><draw:image xlink:href="./ObjectReplacements/Object 30" xlink:type="simple" xlink:show="embed" xlink:actuate="onLoad"/></draw:frame></text:p>
      <text:list xml:id="list738076079" text:continue-numbering="true" text:style-name="WWNum2">
        <text:list-item>
          <text:p text:style-name="P11"><text:span text:style-name="T4">Orientation of the upper contour in the column:</text:span></text:p>
        </text:list-item>
      </text:list>
      <text:p text:style-name="P9"><draw:frame draw:style-name="fr1" text:anchor-type="as-char" svg:width="1.8409in" svg:height="0.428in" draw:z-index="15"><draw:object xlink:href="./Object 32" xlink:type="simple" xlink:show="embed" xlink:actuate="onLoad"/><draw:image xlink:href="./ObjectReplacements/Object 32" xlink:type="simple" xlink:show="embed" xlink:actuate="onLoad"/></draw:frame></text:p>
      <text:list xml:id="list1497895945" text:continue-numbering="true" text:style-name="WWNum2">
        <text:list-item>
          <text:p text:style-name="P11"><text:span text:style-name="T4">Orientation of the lower contour in the column:</text:span></text:p>
        </text:list-item>
      </text:list>
      <text:p text:style-name="P9"><draw:frame draw:style-name="fr1" text:anchor-type="as-char" svg:width="1.8319in" svg:height="0.428in" draw:z-index="16"><draw:object xlink:href="./Object 34" xlink:type="simple" xlink:show="embed" xlink:actuate="onLoad"/><draw:image xlink:href="./ObjectReplacements/Object 34" xlink:type="simple" xlink:show="embed" xlink:actuate="onLoad"/></draw:frame></text:p>
      <text:list xml:id="list1233059558" text:continue-numbering="true" text:style-name="WWNum2">
        <text:list-item>
          <text:p text:style-name="P11"><text:span text:style-name="T4">Number of black-white transitions in the column:</text:span></text:p>
        </text:list-item>
      </text:list>
      <text:p text:style-name="P9"><draw:frame draw:style-name="fr1" text:anchor-type="as-char" svg:width="2.128in" svg:height="0.411in" draw:z-index="17"><draw:object xlink:href="./Object 36" xlink:type="simple" xlink:show="embed" xlink:actuate="onLoad"/><draw:image xlink:href="./ObjectReplacements/Object 36" xlink:type="simple" xlink:show="embed" xlink:actuate="onLoad"/></draw:frame></text:p>
      <text:list xml:id="list1692652683" text:continue-numbering="true" text:style-name="WWNum2">
        <text:list-item>
          <text:p text:style-name="P11"><text:span text:style-name="T4">Number of black pixels between the upper and lower contours:</text:span></text:p>
        </text:list-item>
      </text:list>
      <text:p text:style-name="P9"><draw:frame draw:style-name="fr1" text:anchor-type="as-char" svg:width="1.6752in" svg:height="0.4693in" draw:z-index="18"><draw:object xlink:href="./Object 38" xlink:type="simple" xlink:show="embed" xlink:actuate="onLoad"/><draw:image xlink:href="./ObjectReplacements/Object 38" xlink:type="simple" xlink:show="embed" xlink:actuate="onLoad"/></draw:frame></text:p>
      <text:p text:style-name="P2"><text:span text:style-name="T4">Hence, we get a 9-dimensional feature vector per column from a binary symbol image which describes most characteristics of that column. Once we get 9-features for all the columns,</text:span><draw:frame draw:style-name="fr1" text:anchor-type="as-char" svg:width="0.698in" svg:height="0.1839in" draw:z-index="19"><draw:object xlink:href="./Object 40" xlink:type="simple" xlink:show="embed" xlink:actuate="onLoad"/><draw:image xlink:href="./ObjectReplacements/Object 40" xlink:type="simple" xlink:show="embed" xlink:actuate="onLoad"/></draw:frame><text:span text:style-name="T4">, we compute the mean (9-features) and standard deviation (9-features) and construct an 18-dimensional FKI feature vector.</text:span></text:p>
      <text:h text:style-name="P8" text:outline-level="3"><text:span text:style-name="T4">RWTH Features:</text:span></text:h>
      <text:p text:style-name="P2">RWTH features capture the intensity variation in a local window of a binary image. Due to its simplicity and effectiveness, it has been extensively used in handwriting recognition. For an image of height <draw:frame draw:style-name="fr1" text:anchor-type="as-char" svg:width="0.2346in" svg:height="0.1839in" draw:z-index="20"><draw:object xlink:href="./Object 42" xlink:type="simple" xlink:show="embed" xlink:actuate="onLoad"/><draw:image xlink:href="./ObjectReplacements/Object 42" xlink:type="simple" xlink:show="embed" xlink:actuate="onLoad"/></draw:frame>, we extract <draw:frame draw:style-name="fr1" text:anchor-type="as-char" svg:width="0.4681in" svg:height="0.1839in" draw:z-index="21"><draw:object xlink:href="./Object 44" xlink:type="simple" xlink:show="embed" xlink:actuate="onLoad"/><draw:image xlink:href="./ObjectReplacements/Object 44" xlink:type="simple" xlink:show="embed" xlink:actuate="onLoad"/></draw:frame><text:span text:style-name="T4"> </text:span>pixels by sliding a window of width w, and project them into a D-dimensional vector by using principal component analysis (PCA). Further improvement in the quality of extracted features can be achieved by repositioning the contents in the image window such that the image centroid is shifted to the center, also called vertical repositioning method. This consistently allows for the pixels at the central region of the window to behave <text:soft-page-break/>as the principal components during the dimensionality reduction using PCA, and hence improve the effectiveness of feature descriptor. </text:p>
      <text:p text:style-name="Standard">In our project, we selected a window of width, <draw:frame draw:style-name="fr1" text:anchor-type="as-char" svg:width="0.4256in" svg:height="0.1839in" draw:z-index="22"><draw:object xlink:href="./Object 46" xlink:type="simple" xlink:show="embed" xlink:actuate="onLoad"/><draw:image xlink:href="./ObjectReplacements/Object 46" xlink:type="simple" xlink:show="embed" xlink:actuate="onLoad"/></draw:frame><text:span text:style-name="T4">, and the dimensionality is reduced to </text:span><draw:frame draw:style-name="fr1" text:anchor-type="as-char" svg:width="0.528in" svg:height="0.1839in" draw:z-index="23"><draw:object xlink:href="./Object 48" xlink:type="simple" xlink:show="embed" xlink:actuate="onLoad"/><draw:image xlink:href="./ObjectReplacements/Object 48" xlink:type="simple" xlink:show="embed" xlink:actuate="onLoad"/></draw:frame><text:span text:style-name="T4"> dimensions. Once we extract the 30-dimensional feature vector from all the sliding windows, we find the mean and standard deviation and hence obtain a 60-dimensional feature vector by concatenating them. These features capture all the local intensity variations in the image window.</text:span></text:p>
      <text:h text:style-name="Heading_20_3" text:outline-level="3">Feature Normalization:</text:h>
      <text:p text:style-name="Standard">We concatenate all the features into a single 91-dimensional feature vector per symbol image. The feature vector is normalized using a function in <text:span text:style-name="T1">sklearn.preprocessing, </text:span>such that the mean and standard deviation are set to 0 and 1 respectively. This reduces any inconsistency in the scales of the features used and reduces the sensitivity of classification towards some particular features.</text:p>
      <text:h text:style-name="Heading_20_1" text:outline-level="1">Classifier:</text:h>
      <text:p text:style-name="Standard">The increasing popularity and effectiveness of ensemble methods in the classification problems inspired us to try it out for our project. In recent years, the Random forest classifier has been extensively used in the literature due to its desirable characteristics such as: good generalization, speed, robustness to noise, and accuracy equivalent or better than boosting, to name the few. It uses ensemble of decision trees as the base learner trained individually such that each node is optimized to get a best split of data according to a set of randomly selected features. The test features are fed to all the ensemble trees in the forest and the final classification result is obtained from voting. There are three main parameters that influence the classification results of a random forest.</text:p>
      <text:h text:style-name="Heading_20_3" text:outline-level="3">Random forest parameters:</text:h>
      <text:list xml:id="list157722046" text:style-name="WWNum3">
        <text:list-item>
          <text:p text:style-name="P14"><text:span text:style-name="T2">Number of trees</text:span>: Increasing the number of tress gives better generalization of training data and hence increases the robustness to noise and reduces the prediction error. We selected 20 trees to form a forest, the default option in the scikit-learn random forest classifier is 10.</text:p>
        </text:list-item>
        <text:list-item>
          <text:p text:style-name="P14"><text:span text:style-name="T2">Number of features optimized per node</text:span>: If the decision nodes in a decision tree are optimized for lower number of features, this increases the randomness of each tree and reduces their correlation resulting better generalization at the cost of lower overall confidence. Typically, for training a tree using <draw:frame draw:style-name="fr1" text:anchor-type="as-char" svg:width="0.2272in" svg:height="0.1839in" draw:z-index="24"><draw:object xlink:href="./Object 50" xlink:type="simple" xlink:show="embed" xlink:actuate="onLoad"/><draw:image xlink:href="./ObjectReplacements/Object 50" xlink:type="simple" xlink:show="embed" xlink:actuate="onLoad"/></draw:frame>-dimensional feature, each node is<text:span text:style-name="T4"> optimized using </text:span><draw:frame draw:style-name="fr1" text:anchor-type="as-char" svg:width="0.3283in" svg:height="0.1984in" draw:z-index="25"><draw:object xlink:href="./Object 52" xlink:type="simple" xlink:show="embed" xlink:actuate="onLoad"/><draw:image xlink:href="./ObjectReplacements/Object 52" xlink:type="simple" xlink:show="embed" xlink:actuate="onLoad"/></draw:frame><text:span text:style-name="T4"> features. This is also the default option in the scikit-learn random forest classifier we use in our project.</text:span></text:p>
        </text:list-item>
        <text:list-item>
          <text:p text:style-name="P14"><text:soft-page-break/><text:span text:style-name="T2">Depth of tree: </text:span>Generally increasing the depth of tree increases overall prediction confidence but might lead to overfitting if it is too large. By default, scikit-learn allows trees to grow to full depth, which might overfit each tree to the training set. The ideal tree depth for 101 features we are dealing with would be: <draw:frame draw:style-name="fr1" text:anchor-type="as-char" svg:width="0.9445in" svg:height="0.2193in" draw:z-index="26"><draw:object xlink:href="./Object 54" xlink:type="simple" xlink:show="embed" xlink:actuate="onLoad"/><draw:image xlink:href="./ObjectReplacements/Object 54" xlink:type="simple" xlink:show="embed" xlink:actuate="onLoad"/></draw:frame><text:span text:style-name="T4">, hence we set the maximum depth for the tree to 10.</text:span></text:p>
        </text:list-item>
      </text:list>
      <text:h text:style-name="Heading_20_1" text:outline-level="1">Results:</text:h>
      <text:p text:style-name="Standard">We trained the 1-NN and random forest classifier using 2/3 of available data obtained after splitting the given dataset such that the frequency of different symbols in training and testing sets are balanced. Plot below shows the bar graph for the testing accuracy achieved by the two classifie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Title" style:family="paragraph" style:parent-style-name="Standard" style:next-style-name="Subtitle" style:default-outline-level="" style:class="chapter">
      <style:paragraph-properties fo:margin-top="0in" fo:margin-bottom="0.2083in" fo:line-height="100%" fo:text-align="center" style:justify-single-word="false" fo:padding-left="0in" fo:padding-right="0in" fo:padding-top="0in" fo:padding-bottom="0.0555in" fo:border-left="none" fo:border-right="none" fo:border-top="none" fo:border-bottom="0.99pt solid #4f81bd"/>
      <style:text-properties fo:color="#17365d" style:font-name="Cambria"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35in" style:letter-kerning="true" style:font-size-asian="26pt" style:font-name-complex="F"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usil Dangi (RIT Student)</meta:initial-creator>
    <dc:creator>Shusil Dangi (RIT Student)</dc:creator>
    <meta:editing-cycles>9</meta:editing-cycles>
    <meta:print-date>2015-04-06T03:46:00</meta:print-date>
    <meta:creation-date>2015-04-05T22:07:00</meta:creation-date>
    <dc:date>2015-04-06T23:13:00</dc:date>
    <meta:editing-duration>PT24M</meta:editing-duration>
    <meta:generator>LibreOffice/3.5$Linux_X86_64 LibreOffice_project/350m1$Build-2</meta:generator>
    <meta:document-statistic meta:table-count="0" meta:image-count="0" meta:object-count="27" meta:page-count="6" meta:paragraph-count="65" meta:word-count="1486" meta:character-count="7057" meta:non-whitespace-character-count="7731"/>
    <meta:user-defined meta:name="AppVersion">14.0000</meta:user-defined>
    <meta:user-defined meta:name="Company">Rochester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54/content.xml><?xml version="1.0" encoding="utf-8"?>
<math xmlns="http://www.w3.org/1998/Math/MathML">
  <semantics>
    <mrow>
      <msub>
        <mrow>
          <mi>log</mi>
        </mrow>
        <mrow>
          <mn>2</mn>
        </mrow>
      </msub>
      <mfenced open="(" close=")">
        <mrow>
          <mn>101</mn>
        </mrow>
      </mfenced>
      <mi>≌</mi>
      <mn>7</mn>
    </mrow>
    <annotation encoding="StarMath 5.0">{log} rsub {2} left (101 right ) ≌7</annotation>
  </semantics>
</math>
</file>